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style:font-name="Arial" fo:font-size="15pt" fo:font-weight="bold" officeooo:rsid="0021a71f" officeooo:paragraph-rsid="0027a605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ca643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1ba1e1" officeooo:paragraph-rsid="00999958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style="italic" fo:font-weight="bold" officeooo:rsid="009f17fc" officeooo:paragraph-rsid="009f17fc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bf1585" officeooo:paragraph-rsid="00bf1585" style:font-size-asian="12pt" style:font-size-complex="12pt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style:text-underline-style="none" fo:font-weight="bold" officeooo:rsid="00bf1585" officeooo:paragraph-rsid="0021a71f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weight="bold" officeooo:rsid="001ba1e1" officeooo:paragraph-rsid="00a07b6e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style="italic" fo:font-weight="bold" officeooo:rsid="00a24eb9" officeooo:paragraph-rsid="00a24eb9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a07b6e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999958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1d4f56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2b980a" officeooo:paragraph-rsid="002b980a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4pt" style:text-underline-style="solid" style:text-underline-width="auto" style:text-underline-color="font-color" fo:font-weight="bold" officeooo:rsid="0021a71f" officeooo:paragraph-rsid="0021a71f" style:font-size-asian="14pt" style:font-weight-asian="bold" style:font-size-complex="14pt" style:font-weight-complex="bold"/>
    </style:style>
    <style:style style:name="P14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font-size="25pt" officeooo:paragraph-rsid="00e2c70a" style:font-size-asian="25pt" style:font-size-complex="25pt"/>
    </style:style>
    <style:style style:name="P15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color="#000000" loext:opacity="100%" style:font-name="Arial1" fo:font-size="14pt" fo:font-weight="normal" officeooo:rsid="006b7008" officeooo:paragraph-rsid="00e2c70a" style:font-size-asian="14pt" style:font-weight-asian="normal" style:font-size-complex="14pt" style:font-weight-complex="normal"/>
    </style:style>
    <style:style style:name="P16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1ba1e1" officeooo:paragraph-rsid="001ba1e1" style:font-size-asian="10.5pt" style:font-size-complex="12pt"/>
    </style:style>
    <style:style style:name="P17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a24eb9" officeooo:paragraph-rsid="00a24eb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c78f5a" officeooo:paragraph-rsid="00c78f5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2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fo:font-weight="normal" officeooo:rsid="00999958" officeooo:paragraph-rsid="00999958" style:font-size-asian="12pt" style:font-weight-asian="normal" style:font-size-complex="12pt" style:font-weight-complex="normal"/>
    </style:style>
    <style:style style:name="P20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999958" officeooo:paragraph-rsid="00d7ed94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ce73f6" officeooo:paragraph-rsid="00ce73f6" style:font-size-asian="12pt" style:font-weight-asian="normal" style:font-size-complex="12pt" style:font-weight-complex="normal"/>
    </style:style>
    <style:style style:name="P22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9ca643" officeooo:paragraph-rsid="009ca643" style:font-size-asian="12pt" style:font-weight-asian="normal" style:font-size-complex="12pt" style:font-weight-complex="normal"/>
    </style:style>
    <style:style style:name="P23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2pt" style:font-weight-asian="normal" style:font-size-complex="12pt" style:font-weight-complex="normal"/>
    </style:style>
    <style:style style:name="P24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weight="normal" officeooo:rsid="0041881d" officeooo:paragraph-rsid="0041881d" style:font-size-asian="12pt" style:font-weight-asian="normal" style:font-size-complex="12pt" style:font-weight-complex="normal"/>
    </style:style>
    <style:style style:name="P25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0.5pt" style:font-weight-asian="normal" style:font-size-complex="12pt" style:font-weight-complex="normal"/>
    </style:style>
    <style:style style:name="P26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b02cb" style:font-size-asian="12pt" style:font-weight-asian="bold" style:font-size-complex="12pt" style:font-weight-complex="bold"/>
    </style:style>
    <style:style style:name="P27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style="italic" fo:font-weight="normal" officeooo:rsid="0032677e" officeooo:paragraph-rsid="0033a24c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 style:list-style-name="L4">
      <style:paragraph-properties fo:margin-top="0in" fo:margin-bottom="0in" style:contextual-spacing="false" fo:line-height="100%" style:shadow="none"/>
      <style:text-properties fo:font-size="12pt" officeooo:rsid="00381fb0" officeooo:paragraph-rsid="0047a5d9" style:font-size-asian="12pt" style:font-size-complex="12pt"/>
    </style:style>
    <style:style style:name="P29" style:family="paragraph" style:parent-style-name="Text_20_body" style:list-style-name="L4">
      <style:paragraph-properties fo:margin-top="0in" fo:margin-bottom="0in" style:contextual-spacing="false" fo:line-height="100%" style:shadow="none"/>
      <style:text-properties fo:font-size="12pt" officeooo:rsid="00381fb0" officeooo:paragraph-rsid="00381fb0" style:font-size-asian="12pt" style:font-size-complex="12pt"/>
    </style:style>
    <style:style style:name="P30" style:family="paragraph" style:parent-style-name="Text_20_body" style:list-style-name="L4">
      <style:paragraph-properties fo:margin-top="0in" fo:margin-bottom="0in" style:contextual-spacing="false" fo:line-height="100%" style:shadow="none"/>
      <style:text-properties fo:font-size="12pt" officeooo:rsid="003fe837" officeooo:paragraph-rsid="008e0f32" style:font-size-asian="12pt" style:font-size-complex="12pt"/>
    </style:style>
    <style:style style:name="P31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officeooo:rsid="00180a5e" officeooo:paragraph-rsid="0054858e" style:font-size-asian="12pt" style:font-name-complex="Times New Roman" style:font-size-complex="12pt"/>
    </style:style>
    <style:style style:name="P32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officeooo:paragraph-rsid="0054858e" style:font-size-asian="12pt" style:font-name-complex="Times New Roman" style:font-size-complex="12pt"/>
    </style:style>
    <style:style style:name="P33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officeooo:rsid="0054858e" officeooo:paragraph-rsid="0054858e" style:font-size-asian="12pt" style:font-name-complex="Times New Roman" style:font-size-complex="12pt"/>
    </style:style>
    <style:style style:name="P34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paragraph-rsid="0054858e" style:font-size-asian="12pt" style:font-style-asian="italic" style:font-name-complex="Times New Roman" style:font-size-complex="12pt"/>
    </style:style>
    <style:style style:name="P35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/>
    </style:style>
    <style:style style:name="P36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 style:font-style-complex="italic"/>
    </style:style>
    <style:style style:name="P37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3ed869" style:font-weight-asian="normal" style:font-weight-complex="normal"/>
    </style:style>
    <style:style style:name="T3" style:family="text">
      <style:text-properties style:font-name="Arial" fo:font-weight="normal" officeooo:rsid="003fe837" style:font-weight-asian="normal" style:font-weight-complex="normal"/>
    </style:style>
    <style:style style:name="T4" style:family="text">
      <style:text-properties style:font-name="Arial" fo:font-weight="normal" officeooo:rsid="004859e6" style:font-weight-asian="normal" style:font-weight-complex="normal"/>
    </style:style>
    <style:style style:name="T5" style:family="text">
      <style:text-properties style:font-name="Arial" fo:font-weight="normal" officeooo:rsid="0068ab0e" style:font-weight-asian="normal" style:font-weight-complex="normal"/>
    </style:style>
    <style:style style:name="T6" style:family="text">
      <style:text-properties style:font-name="Arial" fo:font-weight="normal" officeooo:rsid="008c38c0" style:font-weight-asian="normal" style:font-weight-complex="normal"/>
    </style:style>
    <style:style style:name="T7" style:family="text">
      <style:text-properties style:font-name="Arial" fo:font-weight="normal" officeooo:rsid="00ad9706" style:font-weight-asian="normal" style:font-weight-complex="normal"/>
    </style:style>
    <style:style style:name="T8" style:family="text">
      <style:text-properties style:font-name="Arial" fo:font-weight="normal" officeooo:rsid="00c2c5f7" style:font-weight-asian="normal" style:font-weight-complex="normal"/>
    </style:style>
    <style:style style:name="T9" style:family="text">
      <style:text-properties fo:color="#000000" loext:opacity="100%" style:font-name="Arial1" fo:font-size="14pt" fo:font-weight="bold" officeooo:rsid="006b7008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Arial1" fo:font-size="14pt" fo:font-weight="normal" officeooo:rsid="006b7008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font-name="Arial1" fo:font-size="14pt" fo:font-weight="normal" officeooo:rsid="00871b59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font-name="Arial1" officeooo:rsid="00242f23"/>
    </style:style>
    <style:style style:name="T13" style:family="text">
      <style:text-properties fo:color="#000000" loext:opacity="100%" style:font-name="Arial1" officeooo:rsid="0027a605"/>
    </style:style>
    <style:style style:name="T14" style:family="text">
      <style:text-properties officeooo:rsid="0046f9c4"/>
    </style:style>
    <style:style style:name="T15" style:family="text">
      <style:text-properties officeooo:rsid="0068ab0e"/>
    </style:style>
    <style:style style:name="T16" style:family="text">
      <style:text-properties officeooo:rsid="006903fd"/>
    </style:style>
    <style:style style:name="T17" style:family="text">
      <style:text-properties officeooo:rsid="006a8d3f"/>
    </style:style>
    <style:style style:name="T18" style:family="text">
      <style:text-properties officeooo:rsid="008e702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999958" style:font-weight-asian="normal" style:font-weight-complex="normal"/>
    </style:style>
    <style:style style:name="T21" style:family="text">
      <style:text-properties fo:font-weight="normal" officeooo:rsid="009b02cb" style:font-weight-asian="normal" style:font-weight-complex="normal"/>
    </style:style>
    <style:style style:name="T22" style:family="text">
      <style:text-properties fo:font-weight="normal" officeooo:rsid="009b3e12" style:font-weight-asian="normal" style:font-weight-complex="normal"/>
    </style:style>
    <style:style style:name="T23" style:family="text">
      <style:text-properties fo:font-weight="normal" officeooo:rsid="00d20964" style:font-weight-asian="normal" style:font-weight-complex="normal"/>
    </style:style>
    <style:style style:name="T24" style:family="text">
      <style:text-properties fo:font-weight="normal" officeooo:rsid="00d39267" style:font-weight-asian="normal" style:font-weight-complex="normal"/>
    </style:style>
    <style:style style:name="T25" style:family="text">
      <style:text-properties fo:font-weight="normal" officeooo:rsid="00d55822" style:font-weight-asian="normal" style:font-weight-complex="normal"/>
    </style:style>
    <style:style style:name="T26" style:family="text">
      <style:text-properties fo:font-weight="normal" officeooo:rsid="00dbcd10" style:font-weight-asian="normal" style:font-weight-complex="normal"/>
    </style:style>
    <style:style style:name="T27" style:family="text">
      <style:text-properties fo:font-weight="normal" officeooo:rsid="00e6f3bb" style:font-weight-asian="normal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a5f86f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c95a34" style:font-size-asian="12pt" style:font-weight-asian="normal" style:font-size-complex="12pt" style:font-weight-complex="normal"/>
    </style:style>
    <style:style style:name="T31" style:family="text">
      <style:text-properties fo:font-size="12pt" officeooo:rsid="006b7008" style:font-size-asian="12pt" style:font-size-complex="12pt"/>
    </style:style>
    <style:style style:name="T32" style:family="text">
      <style:text-properties fo:font-size="12pt" officeooo:rsid="00716798" style:font-size-asian="12pt" style:font-size-complex="12pt"/>
    </style:style>
    <style:style style:name="T33" style:family="text">
      <style:text-properties fo:font-size="12pt" officeooo:rsid="0071ded7" style:font-size-asian="12pt" style:font-size-complex="12pt"/>
    </style:style>
    <style:style style:name="T34" style:family="text">
      <style:text-properties officeooo:rsid="00b0899e"/>
    </style:style>
    <style:style style:name="T35" style:family="text">
      <style:text-properties officeooo:rsid="00b230e4"/>
    </style:style>
    <style:style style:name="T36" style:family="text">
      <style:text-properties officeooo:rsid="00bf1585"/>
    </style:style>
    <style:style style:name="T37" style:family="text">
      <style:text-properties officeooo:rsid="00c00824"/>
    </style:style>
    <style:style style:name="T38" style:family="text">
      <style:text-properties officeooo:rsid="00cb8579"/>
    </style:style>
    <style:style style:name="T39" style:family="text">
      <style:text-properties officeooo:rsid="00cf50ce"/>
    </style:style>
    <style:style style:name="T40" style:family="text">
      <style:text-properties fo:font-style="italic" officeooo:rsid="00cb8579" style:font-style-asian="italic" style:font-style-complex="italic"/>
    </style:style>
    <style:style style:name="T41" style:family="text">
      <style:text-properties fo:font-style="italic" officeooo:rsid="00d736da" style:font-style-asian="italic" style:font-style-complex="italic"/>
    </style:style>
    <style:style style:name="T42" style:family="text">
      <style:text-properties fo:font-style="italic" officeooo:rsid="00d7ed94" style:font-style-asian="italic" style:font-style-complex="italic"/>
    </style:style>
    <style:style style:name="T43" style:family="text">
      <style:text-properties officeooo:rsid="00d7ed94"/>
    </style:style>
    <style:style style:name="T44" style:family="text">
      <style:text-properties officeooo:rsid="00d92d1e"/>
    </style:style>
    <style:style style:name="T45" style:family="text">
      <style:text-properties officeooo:rsid="00e6f3bb"/>
    </style:style>
    <style:style style:name="T46" style:family="text">
      <style:text-properties officeooo:rsid="00e8ba3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2">J</text:span><text:span text:style-name="T13">ENNIFER PERO</text:span></text:h>
      <text:h text:style-name="P15" text:outline-level="1">Clearwater, KS • jennypero@gmail.com • 316-670-7256<text:tab/></text:h>
      <text:h text:style-name="P14" text:outline-level="1"><text:span text:style-name="T11">Website: </text:span><text:span text:style-name="T10">jennycpero.rf.gd</text:span><text:span text:style-name="T9"><text:tab/></text:span></text:h>
      <text:p text:style-name="P1"><draw:line text:anchor-type="paragraph" draw:z-index="0" draw:name="Line 1" draw:style-name="gr1" draw:text-style-name="P37" svg:x1="0.0209in" svg:y1="0.1646in" svg:x2="7.2543in" svg:y2="0.1559in"><text:p/></draw:line></text:p>
      <text:p text:style-name="P6"/>
      <text:p text:style-name="P13"><text:span text:style-name="T36">Objective</text:span>:</text:p>
      <text:p text:style-name="P5">A junior computer science student looking for experience in data analytics and technical writing.</text:p>
      <text:h text:style-name="P16" text:outline-level="1"/>
      <text:p text:style-name="P9">Education:</text:p>
      <text:p text:style-name="P7"><text:span text:style-name="T31">B</text:span><text:span text:style-name="T32">achelor’</text:span><text:span text:style-name="T33">s</text:span><text:span text:style-name="T31"> in Computer Science – Wichita State University</text:span></text:p>
      <text:p text:style-name="P8"><text:span text:style-name="T29">August</text:span><text:span text:style-name="T28"> 2021-</text:span><text:span text:style-name="T30">present (transfer student)</text:span></text:p>
      <text:list xml:id="list2463714430" text:style-name="L1">
        <text:list-item>
          <text:p text:style-name="P17">3.814 GPA</text:p>
        </text:list-item>
        <text:list-item>
          <text:p text:style-name="P18">Graduating May 2024 or May 2025</text:p>
        </text:list-item>
      </text:list>
      <text:p text:style-name="P3"/>
      <text:p text:style-name="P10">Experience:</text:p>
      <text:p text:style-name="P2">Student Contractor – Ennovar</text:p>
      <text:p text:style-name="P4"><text:span text:style-name="T20">A</text:span><text:span text:style-name="T19">ugust 2021 – present</text:span></text:p>
      <text:list xml:id="list3872774744" text:style-name="L2">
        <text:list-item>
          <text:p text:style-name="P19">HR Compensation Support – <text:span text:style-name="T38">Textron Aviation</text:span><text:span text:style-name="T40"> </text:span><text:span text:style-name="T41">(March 2022 – present)</text:span></text:p>
          <text:list>
            <text:list-item>
              <text:p text:style-name="P21">Assist<text:span text:style-name="T39">s</text:span> <text:span text:style-name="T44">Textron Aviation’s </text:span>Compensation Team with <text:span text:style-name="T44">various </text:span>tasks related to job descriptions and salary <text:span text:style-name="T44">information</text:span>. </text:p>
            </text:list-item>
            <text:list-item>
              <text:p text:style-name="P22">Cleans and audits salary and employee data <text:span text:style-name="T46">in</text:span><text:span text:style-name="T45"> Excel</text:span>.</text:p>
            </text:list-item>
            <text:list-item>
              <text:p text:style-name="P22">Approves Change of Status requests <text:span text:style-name="T45">through Outlook</text:span>.</text:p>
            </text:list-item>
          </text:list>
        </text:list-item>
        <text:list-item>
          <text:p text:style-name="P20">Level 1 IT Support Technician – <text:span text:style-name="T38">Textron Aviation </text:span><text:span text:style-name="T43">(</text:span><text:span text:style-name="T41">August 2021 – February 202</text:span><text:span text:style-name="T42">2)</text:span></text:p>
          <text:list>
            <text:list-item>
              <text:p text:style-name="P26"><text:span text:style-name="T19">Worked face-to-face with Textron Aviation employees </text:span><text:span text:style-name="T24">needing</text:span><text:span text:style-name="T21"> </text:span><text:span text:style-name="T22">IT support.</text:span></text:p>
            </text:list-item>
            <text:list-item>
              <text:p text:style-name="P26"><text:span text:style-name="T19">Documente</text:span><text:span text:style-name="T23">d</text:span><text:span text:style-name="T19"> the </text:span><text:span text:style-name="T26">resolution </text:span><text:span text:style-name="T24">process</text:span><text:span text:style-name="T19"> of each interaction via ServiceNow’s ticketing tool. </text:span></text:p>
            </text:list-item>
            <text:list-item>
              <text:p text:style-name="P26"><text:span text:style-name="T21">I</text:span><text:span text:style-name="T19">mprove</text:span><text:span text:style-name="T22">d</text:span><text:span text:style-name="T19"> the visualization and structure of the </text:span><text:span text:style-name="T25">Help Hangar</text:span><text:span text:style-name="T19"> ticket metrics </text:span><text:span text:style-name="T27">in Google Sheets</text:span><text:span text:style-name="T19">.</text:span></text:p>
            </text:list-item>
          </text:list>
        </text:list-item>
      </text:list>
      <text:list xml:id="list2036885535" text:style-name="L3">
        <text:list-item>
          <text:list>
            <text:list-header>
              <text:p text:style-name="P27"/>
            </text:list-header>
          </text:list>
        </text:list-item>
      </text:list>
      <text:p text:style-name="P11">Skills <text:span text:style-name="T14">and Knowledge</text:span>:</text:p>
      <text:list xml:id="list4182853728" text:style-name="L4">
        <text:list-item>
          <text:p text:style-name="P28"><text:span text:style-name="T1">Microsoft Office (</text:span><text:span text:style-name="T6">Excel, </text:span><text:span text:style-name="T1">Word</text:span><text:span text:style-name="T2">,</text:span><text:span text:style-name="T1"> PowerBI)</text:span></text:p>
        </text:list-item>
        <text:list-item>
          <text:p text:style-name="P30"><text:span text:style-name="T1">HTML </text:span><text:span text:style-name="T8">and</text:span><text:span text:style-name="T4"> </text:span><text:span text:style-name="T1">CSS </text:span></text:p>
        </text:list-item>
        <text:list-item>
          <text:p text:style-name="P29"><text:span text:style-name="T7">Computer </text:span><text:span text:style-name="T1">Programming (Python, </text:span><text:span text:style-name="T5">C++, </text:span><text:span text:style-name="T4">SQL</text:span><text:span text:style-name="T3">)</text:span></text:p>
        </text:list-item>
        <text:list-item>
          <text:p text:style-name="P23">Git <text:span text:style-name="T18">and </text:span><text:span text:style-name="T15">GitHub</text:span></text:p>
        </text:list-item>
        <text:list-item>
          <text:p text:style-name="P23"><text:span text:style-name="T37">Basic </text:span>Linux <text:span text:style-name="T34">and</text:span> <text:span text:style-name="T34">CMD</text:span><text:span text:style-name="T17"> </text:span><text:span text:style-name="T16">command</text:span><text:span text:style-name="T34">s</text:span></text:p>
        </text:list-item>
        <text:list-item>
          <text:p text:style-name="P24"><text:span text:style-name="T35">Excellent o</text:span>ral and written communication </text:p>
        </text:list-item>
      </text:list>
      <text:list xml:id="list2876592854" text:style-name="L5">
        <text:list-item>
          <text:list>
            <text:list-header>
              <text:p text:style-name="P25"/>
            </text:list-header>
          </text:list>
        </text:list-item>
      </text:list>
      <text:p text:style-name="P12">Certificates:</text:p>
      <text:list xml:id="list1519935909" text:style-name="L6">
        <text:list-item>
          <text:p text:style-name="P31">SQL for Data Science.</text:p>
          <text:list>
            <text:list-item>
              <text:p text:style-name="P34">Coursera, University of California-Davis, 2022</text:p>
            </text:list-item>
          </text:list>
        </text:list-item>
        <text:list-item>
          <text:p text:style-name="P32">Learning Microsoft Power BI Desktop</text:p>
          <text:list>
            <text:list-item>
              <text:p text:style-name="P34">LinkedIn Learning, 2021</text:p>
            </text:list-item>
          </text:list>
        </text:list-item>
        <text:list-item>
          <text:p text:style-name="P32">Introduction to Programming Using Python.</text:p>
          <text:list>
            <text:list-item>
              <text:p text:style-name="P35">Microsoft, 2020.</text:p>
            </text:list-item>
          </text:list>
        </text:list-item>
        <text:list-item>
          <text:p text:style-name="P33">Introduction to Programming using HTML and CSS (Microsoft Technology Associate).</text:p>
          <text:list>
            <text:list-item>
              <text:p text:style-name="P36">Microsoft, 2019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5:37:33.554000000</meta:creation-date>
    <dc:date>2022-07-28T10:09:51.722000000</dc:date>
    <meta:editing-duration>P2DT2H37M50S</meta:editing-duration>
    <meta:editing-cycles>159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39" meta:word-count="228" meta:character-count="1526" meta:non-whitespace-character-count="1348"/>
  </office:meta>
</office:document-meta>
</file>